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paragraph-rsid="0005e742"/>
    </style:style>
    <style:style style:name="P5" style:family="paragraph" style:parent-style-name="Standard">
      <style:text-properties officeooo:rsid="00073bb5" officeooo:paragraph-rsid="00073bb5"/>
    </style:style>
    <style:style style:name="P6" style:family="paragraph" style:parent-style-name="Standard">
      <style:text-properties officeooo:paragraph-rsid="00073bb5"/>
    </style:style>
    <style:style style:name="P7" style:family="paragraph" style:parent-style-name="Standard">
      <style:text-properties officeooo:rsid="000ee37d" officeooo:paragraph-rsid="000ee37d"/>
    </style:style>
    <style:style style:name="P8" style:family="paragraph" style:parent-style-name="Standard">
      <style:text-properties officeooo:paragraph-rsid="000ee37d"/>
    </style:style>
    <style:style style:name="P9" style:family="paragraph" style:parent-style-name="Standard">
      <style:text-properties officeooo:rsid="0012269b" officeooo:paragraph-rsid="0012269b"/>
    </style:style>
    <style:style style:name="P10" style:family="paragraph" style:parent-style-name="Standard">
      <style:text-properties officeooo:rsid="0012269b" officeooo:paragraph-rsid="002c393c"/>
    </style:style>
    <style:style style:name="P11" style:family="paragraph" style:parent-style-name="Standard">
      <style:text-properties officeooo:rsid="00186c08" officeooo:paragraph-rsid="00186c08"/>
    </style:style>
    <style:style style:name="P12" style:family="paragraph" style:parent-style-name="Standard">
      <style:text-properties officeooo:rsid="00188e61" officeooo:paragraph-rsid="00188e61"/>
    </style:style>
    <style:style style:name="P13" style:family="paragraph" style:parent-style-name="Standard">
      <style:paragraph-properties fo:line-height="115%"/>
      <style:text-properties officeooo:rsid="00188e61" officeooo:paragraph-rsid="00188e61"/>
    </style:style>
    <style:style style:name="P14" style:family="paragraph" style:parent-style-name="Standard">
      <style:paragraph-properties fo:line-height="115%"/>
      <style:text-properties officeooo:rsid="00188e61" officeooo:paragraph-rsid="003a01ce"/>
    </style:style>
    <style:style style:name="P15" style:family="paragraph" style:parent-style-name="Standard">
      <style:text-properties officeooo:rsid="0018f3c7" officeooo:paragraph-rsid="0018f3c7"/>
    </style:style>
    <style:style style:name="P16" style:family="paragraph" style:parent-style-name="Standard">
      <style:text-properties officeooo:rsid="001a55b6" officeooo:paragraph-rsid="001a55b6"/>
    </style:style>
    <style:style style:name="P17" style:family="paragraph" style:parent-style-name="Standard">
      <style:text-properties officeooo:rsid="001b7ac1" officeooo:paragraph-rsid="001b7ac1"/>
    </style:style>
    <style:style style:name="P18" style:family="paragraph" style:parent-style-name="Standard">
      <style:text-properties officeooo:paragraph-rsid="001b7ac1"/>
    </style:style>
    <style:style style:name="P19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20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21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23" style:family="paragraph" style:parent-style-name="Standard">
      <style:text-properties fo:font-style="italic" officeooo:rsid="001a55b6" officeooo:paragraph-rsid="001f49d4" style:font-style-asian="italic" style:font-style-complex="italic"/>
    </style:style>
    <style:style style:name="P24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5" style:family="paragraph" style:parent-style-name="Standard">
      <style:text-properties fo:font-style="italic" officeooo:rsid="001f49d4" officeooo:paragraph-rsid="001f49d4" style:font-style-asian="italic" style:font-style-complex="italic"/>
    </style:style>
    <style:style style:name="P26" style:family="paragraph" style:parent-style-name="Standard">
      <style:text-properties fo:font-style="italic" officeooo:paragraph-rsid="001f49d4" style:font-style-asian="italic" style:font-style-complex="italic"/>
    </style:style>
    <style:style style:name="P27" style:family="paragraph" style:parent-style-name="Standard">
      <style:text-properties officeooo:paragraph-rsid="001f49d4"/>
    </style:style>
    <style:style style:name="P28" style:family="paragraph" style:parent-style-name="Standard">
      <style:paragraph-properties fo:line-height="115%"/>
      <style:text-properties officeooo:paragraph-rsid="0018f3c7"/>
    </style:style>
    <style:style style:name="P29" style:family="paragraph" style:parent-style-name="Standard">
      <style:paragraph-properties fo:line-height="115%"/>
      <style:text-properties officeooo:paragraph-rsid="0041ce35"/>
    </style:style>
    <style:style style:name="P30" style:family="paragraph" style:parent-style-name="Standard">
      <style:text-properties officeooo:rsid="0026d40f" officeooo:paragraph-rsid="0026d40f"/>
    </style:style>
    <style:style style:name="P31" style:family="paragraph" style:parent-style-name="Standard">
      <style:text-properties officeooo:paragraph-rsid="0026d40f"/>
    </style:style>
    <style:style style:name="P32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33" style:family="paragraph" style:parent-style-name="Standard">
      <style:text-properties fo:font-weight="bold" officeooo:paragraph-rsid="001b7ac1" style:font-weight-asian="bold" style:font-weight-complex="bold"/>
    </style:style>
    <style:style style:name="P34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35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36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37" style:family="paragraph" style:parent-style-name="Standard">
      <style:text-properties officeooo:rsid="0028ac76" officeooo:paragraph-rsid="0028ac76"/>
    </style:style>
    <style:style style:name="P38" style:family="paragraph" style:parent-style-name="Standard">
      <style:text-properties officeooo:paragraph-rsid="0028ac76"/>
    </style:style>
    <style:style style:name="P39" style:family="paragraph" style:parent-style-name="Standard">
      <style:text-properties officeooo:paragraph-rsid="002d5cea"/>
    </style:style>
    <style:style style:name="P40" style:family="paragraph" style:parent-style-name="Standard">
      <style:text-properties officeooo:paragraph-rsid="002e1600"/>
    </style:style>
    <style:style style:name="P41" style:family="paragraph" style:parent-style-name="Standard">
      <style:text-properties officeooo:rsid="0031063a" officeooo:paragraph-rsid="0031063a"/>
    </style:style>
    <style:style style:name="P42" style:family="paragraph" style:parent-style-name="Standard">
      <style:paragraph-properties fo:line-height="115%"/>
      <style:text-properties officeooo:rsid="0031063a" officeooo:paragraph-rsid="003cadc2"/>
    </style:style>
    <style:style style:name="P43" style:family="paragraph" style:parent-style-name="Standard">
      <style:text-properties officeooo:paragraph-rsid="0031063a"/>
    </style:style>
    <style:style style:name="P44" style:family="paragraph" style:parent-style-name="Standard">
      <style:text-properties officeooo:rsid="00327fc5" officeooo:paragraph-rsid="00327fc5"/>
    </style:style>
    <style:style style:name="P45" style:family="paragraph" style:parent-style-name="Standard">
      <style:text-properties officeooo:rsid="00327fc5" officeooo:paragraph-rsid="00365b6d"/>
    </style:style>
    <style:style style:name="P46" style:family="paragraph" style:parent-style-name="Standard">
      <style:text-properties officeooo:rsid="003366c6" officeooo:paragraph-rsid="00348e9f"/>
    </style:style>
    <style:style style:name="P47" style:family="paragraph" style:parent-style-name="Standard">
      <style:text-properties officeooo:rsid="003952b0" officeooo:paragraph-rsid="003952b0"/>
    </style:style>
    <style:style style:name="P48" style:family="paragraph" style:parent-style-name="Standard">
      <style:paragraph-properties fo:line-height="115%"/>
      <style:text-properties officeooo:rsid="003a01ce" officeooo:paragraph-rsid="003a01ce"/>
    </style:style>
    <style:style style:name="P49" style:family="paragraph" style:parent-style-name="Standard">
      <style:text-properties style:text-line-through-style="none" style:text-line-through-type="none" officeooo:paragraph-rsid="0005e742"/>
    </style:style>
    <style:style style:name="P50" style:family="paragraph" style:parent-style-name="Standard">
      <style:text-properties style:text-line-through-style="none" style:text-line-through-type="none" officeooo:rsid="0005e742" officeooo:paragraph-rsid="0005e742"/>
    </style:style>
    <style:style style:name="P51" style:family="paragraph" style:parent-style-name="Standard">
      <style:paragraph-properties fo:line-height="115%"/>
      <style:text-properties officeooo:rsid="0040ace3" officeooo:paragraph-rsid="0040ace3"/>
    </style:style>
    <style:style style:name="P52" style:family="paragraph" style:parent-style-name="Standard">
      <style:paragraph-properties fo:line-height="115%"/>
      <style:text-properties officeooo:rsid="00413886" officeooo:paragraph-rsid="00413886"/>
    </style:style>
    <style:style style:name="P53" style:family="paragraph" style:parent-style-name="Standard">
      <style:paragraph-properties fo:line-height="115%"/>
      <style:text-properties officeooo:rsid="0041ce35" officeooo:paragraph-rsid="0041ce35"/>
    </style:style>
    <style:style style:name="P54" style:family="paragraph" style:parent-style-name="Standard">
      <style:paragraph-properties fo:line-height="115%"/>
      <style:text-properties officeooo:rsid="0042499f" officeooo:paragraph-rsid="0042499f"/>
    </style:style>
    <style:style style:name="P55" style:family="paragraph" style:parent-style-name="Standard">
      <style:paragraph-properties fo:line-height="115%"/>
      <style:text-properties officeooo:rsid="0042499f" officeooo:paragraph-rsid="00432561"/>
    </style:style>
    <style:style style:name="P56" style:family="paragraph" style:parent-style-name="Standard">
      <style:paragraph-properties fo:line-height="115%"/>
      <style:text-properties officeooo:rsid="00432561" officeooo:paragraph-rsid="00432561"/>
    </style:style>
    <style:style style:name="P57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58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61" style:family="paragraph" style:parent-style-name="Table_20_Contents">
      <style:paragraph-properties fo:text-align="center" style:justify-single-word="false"/>
      <style:text-properties officeooo:paragraph-rsid="002d5cea"/>
    </style:style>
    <style:style style:name="P62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63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64" style:family="paragraph" style:parent-style-name="Table_20_Contents">
      <style:paragraph-properties fo:text-align="center" style:justify-single-word="false"/>
      <style:text-properties officeooo:rsid="002c393c" officeooo:paragraph-rsid="002d5cea"/>
    </style:style>
    <style:style style:name="P65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66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67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68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69" style:family="paragraph" style:parent-style-name="Standard" style:list-style-name="L1">
      <style:text-properties officeooo:rsid="00073bb5" officeooo:paragraph-rsid="00073bb5"/>
    </style:style>
    <style:style style:name="P70" style:family="paragraph" style:parent-style-name="Standard" style:list-style-name="L8">
      <style:text-properties officeooo:rsid="00073bb5" officeooo:paragraph-rsid="00073bb5"/>
    </style:style>
    <style:style style:name="P71" style:family="paragraph" style:parent-style-name="Standard" style:list-style-name="L2">
      <style:text-properties officeooo:rsid="00188e61" officeooo:paragraph-rsid="00188e61"/>
    </style:style>
    <style:style style:name="P72" style:family="paragraph" style:parent-style-name="Standard" style:list-style-name="L3">
      <style:text-properties officeooo:paragraph-rsid="0018f3c7"/>
    </style:style>
    <style:style style:name="P73" style:family="paragraph" style:parent-style-name="Standard" style:list-style-name="L3">
      <style:text-properties officeooo:rsid="0018f3c7" officeooo:paragraph-rsid="0018f3c7"/>
    </style:style>
    <style:style style:name="P74" style:family="paragraph" style:parent-style-name="Standard" style:list-style-name="L4">
      <style:text-properties officeooo:rsid="0026d40f" officeooo:paragraph-rsid="0026d40f"/>
    </style:style>
    <style:style style:name="P75" style:family="paragraph" style:parent-style-name="Standard" style:list-style-name="L5">
      <style:text-properties officeooo:rsid="0026d40f" officeooo:paragraph-rsid="0026d40f"/>
    </style:style>
    <style:style style:name="P76" style:family="paragraph" style:parent-style-name="Standard" style:list-style-name="L6">
      <style:text-properties officeooo:rsid="0012269b" officeooo:paragraph-rsid="0012269b"/>
    </style:style>
    <style:style style:name="P77" style:family="paragraph" style:parent-style-name="Standard" style:list-style-name="L7">
      <style:text-properties officeooo:rsid="0012269b" officeooo:paragraph-rsid="0012269b"/>
    </style:style>
    <style:style style:name="P78" style:family="paragraph" style:parent-style-name="Standard" style:list-style-name="L9">
      <style:paragraph-properties fo:line-height="115%"/>
      <style:text-properties officeooo:rsid="003a01ce" officeooo:paragraph-rsid="003a01ce"/>
    </style:style>
    <style:style style:name="P79" style:family="paragraph" style:parent-style-name="Standard">
      <style:paragraph-properties fo:line-height="115%"/>
      <style:text-properties officeooo:rsid="0041ce35" officeooo:paragraph-rsid="0041ce35"/>
    </style:style>
    <style:style style:name="P80" style:family="paragraph" style:parent-style-name="Standard">
      <style:paragraph-properties fo:line-height="115%"/>
      <style:text-properties officeooo:rsid="00432561" officeooo:paragraph-rsid="00432561"/>
    </style:style>
    <style:style style:name="P81" style:family="paragraph" style:parent-style-name="Standard">
      <style:paragraph-properties fo:line-height="115%"/>
      <style:text-properties officeooo:rsid="0044f955" officeooo:paragraph-rsid="0044f955"/>
    </style:style>
    <style:style style:name="P82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T1" style:family="text">
      <style:text-properties officeooo:rsid="0005e742"/>
    </style:style>
    <style:style style:name="T2" style:family="text">
      <style:text-properties officeooo:rsid="00073bb5"/>
    </style:style>
    <style:style style:name="T3" style:family="text">
      <style:text-properties officeooo:rsid="000ee37d"/>
    </style:style>
    <style:style style:name="T4" style:family="text">
      <style:text-properties officeooo:rsid="00114051"/>
    </style:style>
    <style:style style:name="T5" style:family="text">
      <style:text-properties officeooo:rsid="00186c08"/>
    </style:style>
    <style:style style:name="T6" style:family="text">
      <style:text-properties officeooo:rsid="0018f3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55b6" style:font-weight-asian="bold" style:font-weight-complex="bold"/>
    </style:style>
    <style:style style:name="T9" style:family="text">
      <style:text-properties fo:font-weight="bold" officeooo:rsid="002e1600" style:font-weight-asian="bold" style:font-weight-complex="bold"/>
    </style:style>
    <style:style style:name="T10" style:family="text">
      <style:text-properties officeooo:rsid="001a55b6"/>
    </style:style>
    <style:style style:name="T11" style:family="text">
      <style:text-properties officeooo:rsid="001b7ac1"/>
    </style:style>
    <style:style style:name="T12" style:family="text">
      <style:text-properties officeooo:rsid="001c480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f49d4" style:font-style-asian="italic" style:font-style-complex="italic"/>
    </style:style>
    <style:style style:name="T15" style:family="text">
      <style:text-properties fo:font-style="italic" officeooo:rsid="0020be15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18" style:family="text">
      <style:text-properties officeooo:rsid="00238ecd"/>
    </style:style>
    <style:style style:name="T19" style:family="text">
      <style:text-properties officeooo:rsid="0026d40f"/>
    </style:style>
    <style:style style:name="T20" style:family="text">
      <style:text-properties officeooo:rsid="002995de"/>
    </style:style>
    <style:style style:name="T21" style:family="text">
      <style:text-properties officeooo:rsid="002ab5f6"/>
    </style:style>
    <style:style style:name="T22" style:family="text">
      <style:text-properties officeooo:rsid="002c393c"/>
    </style:style>
    <style:style style:name="T23" style:family="text">
      <style:text-properties officeooo:rsid="002e1600"/>
    </style:style>
    <style:style style:name="T24" style:family="text">
      <style:text-properties officeooo:rsid="0031063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e1600" style:font-weight-asian="normal" style:font-weight-complex="normal"/>
    </style:style>
    <style:style style:name="T27" style:family="text">
      <style:text-properties fo:font-weight="normal" officeooo:rsid="0031063a" style:font-weight-asian="normal" style:font-weight-complex="normal"/>
    </style:style>
    <style:style style:name="T28" style:family="text">
      <style:text-properties officeooo:rsid="003131fa"/>
    </style:style>
    <style:style style:name="T29" style:family="text">
      <style:text-properties officeooo:rsid="003366c6"/>
    </style:style>
    <style:style style:name="T30" style:family="text">
      <style:text-properties officeooo:rsid="0035065f"/>
    </style:style>
    <style:style style:name="T31" style:family="text">
      <style:text-properties officeooo:rsid="00365b6d"/>
    </style:style>
    <style:style style:name="T32" style:family="text">
      <style:text-properties officeooo:rsid="003a01ce"/>
    </style:style>
    <style:style style:name="T33" style:family="text">
      <style:text-properties officeooo:rsid="0041315f"/>
    </style:style>
    <style:style style:name="T34" style:family="text">
      <style:text-properties officeooo:rsid="0041ce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Времена</text:p>
      <text:p text:style-name="P4"/>
      <text:p text:style-name="P49"><text:span text:style-name="T1">Future In The Past — это когда вместо will используют would. Он </text:span><text:span text:style-name="T3">применяется</text:span><text:span text:style-name="T1">, когда говорят </text:span></text:p>
      <text:p text:style-name="P50">о будущем из прошлого, например описывая альтернативную реальность.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6"><text:span text:style-name="T5">М</text:span><text:span text:style-name="T2">аячки времени Present Simple:</text:span></text:p>
      <text:list xml:id="list499943060" text:style-name="L1">
        <text:list-item>
          <text:p text:style-name="P69">always — всегда, постоянно;</text:p>
        </text:list-item>
        <text:list-item>
          <text:p text:style-name="P69">usually — обычно;</text:p>
        </text:list-item>
        <text:list-item>
          <text:p text:style-name="P69">often — часто;</text:p>
        </text:list-item>
        <text:list-item>
          <text:p text:style-name="P69">sometimes — иногда, время от времени;</text:p>
        </text:list-item>
        <text:list-item>
          <text:p text:style-name="P69">hardly ever — едва ли, почти никогда;</text:p>
        </text:list-item>
        <text:list-item>
          <text:p text:style-name="P69">never — никогда;</text:p>
        </text:list-item>
      </text:list>
      <text:p text:style-name="P5"/>
      <text:p text:style-name="P8"><text:span text:style-name="T3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4">ь</text:span><text:span text:style-name="T3">ся как: «действительно», «на самом деле», «правда», «очень».</text:span></text:p>
      <text:p text:style-name="P8"/>
      <text:p text:style-name="P19">You <text:span text:style-name="T7">do</text:span> want to receive a letter from Joe? — Ты <text:span text:style-name="T7">действительно</text:span> хочешь получ. письмо от Джо?</text:p>
      <text:p text:style-name="P19">You <text:span text:style-name="T7">do</text:span> like him, don`t you — Он тебе <text:span text:style-name="T7">правда</text:span> нравится, да?</text:p>
      <text:p text:style-name="P7"/>
      <text:p text:style-name="P10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9"/>
      <text:p text:style-name="P11">Глагол с окончанием -ing, в Present Continuous, англоговорящие воспринимают </text:p>
      <text:p text:style-name="P11">как причастие (какой?)</text:p>
      <text:p text:style-name="P11"/>
      <text:p text:style-name="P13">Маячки времени Present Continuous:</text:p>
      <text:list xml:id="list1861409759" text:style-name="L2">
        <text:list-item>
          <text:p text:style-name="P71">look — смотри;</text:p>
        </text:list-item>
        <text:list-item>
          <text:p text:style-name="P71">listen — послушай;</text:p>
        </text:list-item>
        <text:list-item>
          <text:p text:style-name="P71">now/right now — сейчас / прямо сейчас (обычно в конце);</text:p>
        </text:list-item>
        <text:list-item>
          <text:p text:style-name="P71">at the moment — в этот момент (обычно в конце);</text:p>
        </text:list-item>
        <text:list-item>
          <text:p text:style-name="P71">currently — в текущий момент;</text:p>
        </text:list-item>
        <text:list-item>
          <text:p text:style-name="P71">today — сегодня (в некоторых случая);</text:p>
        </text:list-item>
        <text:list-item>
          <text:p text:style-name="P71">this weak/year — на этой неделе / в этом году (в некоторый случаях);</text:p>
        </text:list-item>
      </text:list>
      <text:p text:style-name="P12"/>
      <text:p text:style-name="P28"><text:span text:style-name="T6">Present Continuos может передавать скрытое </text:span><text:span text:style-name="T10">значение</text:span><text:span text:style-name="T6">:</text:span></text:p>
      <text:list xml:id="list3875832784" text:style-name="L3">
        <text:list-item>
          <text:p text:style-name="P73">кто-то вовлечен в процесс, хотя прямо сейчас им не занимается;</text:p>
        </text:list-item>
        <text:list-item>
          <text:p text:style-name="P73">ситуация меняется, она не статична;</text:p>
        </text:list-item>
        <text:list-item>
          <text:p text:style-name="P73">сегодня что-то происходит не так, как происходит обычно;</text:p>
        </text:list-item>
        <text:list-item>
          <text:p text:style-name="P72"><text:span text:style-name="T6">кто-то говорит о </text:span><text:span text:style-name="T12">регулярном </text:span><text:span text:style-name="T6">де</text:span><text:span text:style-name="T10">й</text:span><text:span text:style-name="T6">ствии с раздражением;</text:span></text:p>
        </text:list-item>
      </text:list>
      <text:p text:style-name="P15"/>
      <text:p text:style-name="P15"><text:span text:style-name="T13">Ron </text:span><text:span text:style-name="T16">is trying</text:span><text:span text:style-name="T13"> to find a well-paid job — Рон </text:span><text:span text:style-name="T16">пытается</text:span><text:span text:style-name="T13"> найти высокооплачеваемую работу </text:span></text:p>
      <text:p text:style-name="P20">(Рон вовлечен в процесс, хотя прямо сейчас он может заниматься другими делами)</text:p>
      <text:p text:style-name="P20"><text:soft-page-break/>Is <text:span text:style-name="T7">is getting</text:span> colder every day — Каждый день <text:span text:style-name="T7">становится</text:span> холоднее (погода меняется, </text:p>
      <text:p text:style-name="P20">при этом изменения еще не окончены, следует ожидать понижения температуры).</text:p>
      <text:p text:style-name="P20"/>
      <text:p text:style-name="P27"><text:span text:style-name="T14">His English </text:span><text:span text:style-name="T17">isn`t improving</text:span><text:span text:style-name="T14"> through he studies hard — Его английский </text:span><text:span text:style-name="T17">не улучшается</text:span><text:span text:style-name="T14">, хотя он много занимается (</text:span><text:span text:style-name="T15">хотя ситуация и нестатична, она не меняется</text:span><text:span text:style-name="T14">).</text:span></text:p>
      <text:p text:style-name="P20"/>
      <text:p text:style-name="P26"><text:span text:style-name="T10">He usually visits his parrents at weekends, but this weekend he </text:span><text:span text:style-name="T8">is spending</text:span><text:span text:style-name="T10"> time with his girlfriend — Он обычно навещает своих родителей по выходным, но в эти выходные он </text:span><text:span text:style-name="T8">проводит</text:span><text:span text:style-name="T10"> </text:span></text:p>
      <text:p text:style-name="P23">время вместе со своей девушкой (на этих выходных все по другому, не так, как обычно).</text:p>
      <text:p text:style-name="P26"/>
      <text:p text:style-name="P25">He <text:span text:style-name="T7">isn`t wearing</text:span> his favorite cap today, that`s strange — Он <text:span text:style-name="T7">не носит</text:span> сегодня свою любимую кепку, это странно (то же самое, сегодня происходит что-то не то)</text:p>
      <text:p text:style-name="P21"/>
      <text:p text:style-name="P22">She <text:span text:style-name="T7">is</text:span> always <text:span text:style-name="T7">complaining</text:span> about her life! — Она все время <text:span text:style-name="T7">жалуется</text:span> по поводу своей жизни!</text:p>
      <text:p text:style-name="P27"><text:span text:style-name="T14">He </text:span><text:span text:style-name="T17">isn`t doing</text:span><text:span text:style-name="T14"> his homework again! - Он опять </text:span><text:span text:style-name="T17">не делает</text:span><text:span text:style-name="T14"> домашнюю работу!</text:span></text:p>
      <text:p text:style-name="P22">(регулярность с ноткой раздражения передается через Present Continuous)</text:p>
      <text:p text:style-name="P16"/>
      <text:p text:style-name="P17">Случаи, когда меняется ситуация, часто выражают с пом. глаголов: get, change, become, increase, rise (подняться), fall, grow, improve, begin, start.</text:p>
      <text:p text:style-name="P17"/>
      <text:p text:style-name="P24"><text:span text:style-name="T7">Is</text:span> your English <text:span text:style-name="T7">getting</text:span> better? — Твой английский <text:span text:style-name="T7">становится</text:span> лучше?</text:p>
      <text:p text:style-name="P24">Prices <text:span text:style-name="T7">are increasing</text:span> — Цены <text:span text:style-name="T7">растут</text:span>.</text:p>
      <text:p text:style-name="P17"/>
      <text:p text:style-name="P33"><text:span text:style-name="T11">Глаголы, которые </text:span><text:span text:style-name="T18">неиспользуются</text:span><text:span text:style-name="T11"> в Continuous</text:span></text:p>
      <text:p text:style-name="P18"/>
      <text:p text:style-name="P31"><text:span text:style-name="T19">К</text:span> таким глаголам относятся действия, которые невозможно увидеть в процессе.</text:p>
      <text:p text:style-name="P30">Обычно это глаголы состояния.</text:p>
      <text:p text:style-name="P30"/>
      <text:p text:style-name="P30">Глаголы чувственного восприятия (senses/perception):</text:p>
      <text:list xml:id="list615254491" text:style-name="L4">
        <text:list-item>
          <text:p text:style-name="P74">feel — чувствовать;</text:p>
        </text:list-item>
        <text:list-item>
          <text:p text:style-name="P74">hear — слышать;</text:p>
        </text:list-item>
        <text:list-item>
          <text:p text:style-name="P74">see — видеть;</text:p>
        </text:list-item>
        <text:list-item>
          <text:p text:style-name="P74">smell — нюхать;</text:p>
        </text:list-item>
        <text:list-item>
          <text:p text:style-name="P74">taste — иметь вкус;</text:p>
        </text:list-item>
      </text:list>
      <text:p text:style-name="P30"/>
      <text:p text:style-name="P30">Глаголы, помогающие выразить мнение (opinion):</text:p>
      <text:list xml:id="list1880901017" text:style-name="L5">
        <text:list-item>
          <text:p text:style-name="P75">assume — полагать;</text:p>
        </text:list-item>
        <text:list-item>
          <text:p text:style-name="P75">believe — верить;</text:p>
        </text:list-item>
        <text:list-item>
          <text:p text:style-name="P75">consider — считать, полагать;</text:p>
        </text:list-item>
        <text:list-item>
          <text:p text:style-name="P75">doubt — сомневаться;</text:p>
        </text:list-item>
        <text:list-item>
          <text:p text:style-name="P75">find — находить;</text:p>
        </text:list-item>
        <text:list-item>
          <text:p text:style-name="P75">suppose — предполагать;</text:p>
        </text:list-item>
        <text:list-item>
          <text:p text:style-name="P75">think— думать;</text:p>
        </text:list-item>
      </text:list>
      <text:p text:style-name="P30"/>
      <text:p text:style-name="P9">Глаголы, помогающие показать состояние мыслей (mental states)</text:p>
      <text:list xml:id="list2546509336" text:style-name="L6">
        <text:list-item>
          <text:p text:style-name="P76">forget — забывать;</text:p>
        </text:list-item>
        <text:list-item>
          <text:p text:style-name="P76">imagine — воображать;</text:p>
        </text:list-item>
        <text:list-item>
          <text:p text:style-name="P76">know — знать;</text:p>
        </text:list-item>
        <text:list-item>
          <text:p text:style-name="P76">mean — иметь в виду;</text:p>
        </text:list-item>
        <text:list-item>
          <text:p text:style-name="P76">notice — замечать, обращать внимание;</text:p>
        </text:list-item>
        <text:list-item>
          <text:p text:style-name="P76">recognise — узнавать;</text:p>
        </text:list-item>
        <text:list-item>
          <text:p text:style-name="P76">remember — помнить;</text:p>
        </text:list-item>
        <text:list-item>
          <text:p text:style-name="P76"><text:soft-page-break/>understand — понимать;</text:p>
        </text:list-item>
      </text:list>
      <text:p text:style-name="P9"/>
      <text:p text:style-name="P9">Глаголы, выражающие эмоции и желания (emotions/desires):</text:p>
      <text:list xml:id="list259428213" text:style-name="L7">
        <text:list-item>
          <text:p text:style-name="P77">dislike — не любить, не нравиться;</text:p>
        </text:list-item>
        <text:list-item>
          <text:p text:style-name="P77">envy — завидовать;</text:p>
        </text:list-item>
        <text:list-item>
          <text:p text:style-name="P77">fear — бояться;</text:p>
        </text:list-item>
        <text:list-item>
          <text:p text:style-name="P77">hate — ненавидеть;</text:p>
        </text:list-item>
        <text:list-item>
          <text:p text:style-name="P77">hope — надеяться;</text:p>
        </text:list-item>
        <text:list-item>
          <text:p text:style-name="P77">like — любить, нравиться;</text:p>
        </text:list-item>
        <text:list-item>
          <text:p text:style-name="P77">love — любить;</text:p>
        </text:list-item>
        <text:list-item>
          <text:p text:style-name="P77">mind — возражать;</text:p>
        </text:list-item>
        <text:list-item>
          <text:p text:style-name="P77">need — нуждаться;</text:p>
        </text:list-item>
        <text:list-item>
          <text:p text:style-name="P77">prefer — предпочитать;</text:p>
        </text:list-item>
        <text:list-item>
          <text:p text:style-name="P77">regret — сожалеть;</text:p>
        </text:list-item>
        <text:list-item>
          <text:p text:style-name="P77">want — хотеть;</text:p>
        </text:list-item>
        <text:list-item>
          <text:p text:style-name="P77">wish — желать;</text:p>
        </text:list-item>
      </text:list>
      <text:p text:style-name="P5"/>
      <text:p text:style-name="P5">Другие глаголы:</text:p>
      <text:list xml:id="list4267892142" text:style-name="L8">
        <text:list-item>
          <text:p text:style-name="P70">be — быть;</text:p>
        </text:list-item>
        <text:list-item>
          <text:p text:style-name="P70">care — быть не безразличным, заботиться;</text:p>
        </text:list-item>
        <text:list-item>
          <text:p text:style-name="P70">contain — содержать;</text:p>
        </text:list-item>
        <text:list-item>
          <text:p text:style-name="P70">cost — стоить, иметь стоимость;</text:p>
        </text:list-item>
        <text:list-item>
          <text:p text:style-name="P70">have — иметь, владеть;</text:p>
        </text:list-item>
        <text:list-item>
          <text:p text:style-name="P70">possess — владеть;</text:p>
        </text:list-item>
        <text:list-item>
          <text:p text:style-name="P70">look — выглядеть;</text:p>
        </text:list-item>
        <text:list-item>
          <text:p text:style-name="P70">seem — казаться;</text:p>
        </text:list-item>
        <text:list-item>
          <text:p text:style-name="P70">weigh — весить, иметь вес;</text:p>
        </text:list-item>
      </text:list>
      <text:p text:style-name="P5"/>
      <text:p text:style-name="P34">Глаголы смешанного типа</text:p>
      <text:p text:style-name="P37"/>
      <text:p text:style-name="P37">Они могут быть <text:span text:style-name="T21">как </text:span>нормальными, <text:span text:style-name="T21">так</text:span> и становится non-continuous, в зависимости от того, </text:p>
      <text:p text:style-name="P37">какой смысл транслируют <text:span text:style-name="T20">или</text:span> когда входят в устойчивые выражения.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18169515104">
          <table:table-cell table:style-name="Table1.A1" office:value-type="string">
            <text:p text:style-name="P59">Глагол</text:p>
          </table:table-cell>
          <table:table-cell table:style-name="Table1.A1" office:value-type="string">
            <text:p text:style-name="P59">Non-continuous</text:p>
          </table:table-cell>
          <table:table-cell table:style-name="Table1.C1" office:value-type="string">
            <text:p text:style-name="P59">Нормальный</text:p>
          </table:table-cell>
        </table:table-row>
        <table:table-row table:style-name="TableLine94618169276992">
          <table:table-cell table:style-name="Table1.A2" office:value-type="string">
            <text:p text:style-name="P57">appear</text:p>
          </table:table-cell>
          <table:table-cell table:style-name="Table1.A2" office:value-type="string">
            <text:p text:style-name="P58">в значении «казаться», «являтся» </text:p>
            <text:p text:style-name="P61"><text:span text:style-name="T22">(</text:span><text:span text:style-name="T20">синоним seem</text:span><text:span text:style-name="T22">)</text:span></text:p>
          </table:table-cell>
          <table:table-cell table:style-name="Table1.C2" office:value-type="string">
            <text:p text:style-name="P57">в значении «появляться»</text:p>
          </table:table-cell>
        </table:table-row>
        <table:table-row table:style-name="TableLine94618169287264">
          <table:table-cell table:style-name="Table1.A2" office:value-type="string">
            <text:p text:style-name="P57">have</text:p>
          </table:table-cell>
          <table:table-cell table:style-name="Table1.A2" office:value-type="string">
            <text:p text:style-name="P58">в значении «иметь», «владеть» </text:p>
            <text:p text:style-name="P58"><text:span text:style-name="T22">(</text:span>синоним posses<text:span text:style-name="T22">)</text:span></text:p>
          </table:table-cell>
          <table:table-cell table:style-name="Table1.C2" office:value-type="string">
            <text:p text:style-name="P57">в устойчивых выражениях</text:p>
          </table:table-cell>
        </table:table-row>
        <table:table-row table:style-name="TableLine94618169289248">
          <table:table-cell table:style-name="Table1.A2" office:value-type="string">
            <text:p text:style-name="P57">look</text:p>
          </table:table-cell>
          <table:table-cell table:style-name="Table1.A2" office:value-type="string">
            <text:p text:style-name="P57">в связке с прилагательным</text:p>
          </table:table-cell>
          <table:table-cell table:style-name="Table1.C2" office:value-type="string">
            <text:p text:style-name="P57">в связке с предлогоми (at, for)</text:p>
          </table:table-cell>
        </table:table-row>
        <table:table-row table:style-name="TableLine94618169304272">
          <table:table-cell table:style-name="Table1.A2" office:value-type="string">
            <text:p text:style-name="P57">miss</text:p>
          </table:table-cell>
          <table:table-cell table:style-name="Table1.A2" office:value-type="string">
            <text:p text:style-name="P57">в значении «скучать»</text:p>
          </table:table-cell>
          <table:table-cell table:style-name="Table1.C2" office:value-type="string">
            <text:p text:style-name="P60"><text:span text:style-name="T20">в значении </text:span>«<text:span text:style-name="T20">пропадать</text:span>»</text:p>
          </table:table-cell>
        </table:table-row>
        <table:table-row table:style-name="TableLine94618169308176">
          <table:table-cell table:style-name="Table1.A2" office:value-type="string">
            <text:p text:style-name="P62">hear</text:p>
          </table:table-cell>
          <table:table-cell table:style-name="Table1.A2" office:value-type="string">
            <text:p text:style-name="P62">в значении «слышать»</text:p>
            <text:p text:style-name="P63">(как физич. возможность)</text:p>
          </table:table-cell>
          <table:table-cell table:style-name="Table1.C2" office:value-type="string">
            <text:p text:style-name="P62">в значении «слышу то, чего не слышат другие» </text:p>
          </table:table-cell>
        </table:table-row>
        <table:table-row table:style-name="TableLine94618169314480">
          <table:table-cell table:style-name="Table1.A2" office:value-type="string">
            <text:p text:style-name="P63">see</text:p>
          </table:table-cell>
          <table:table-cell table:style-name="Table1.A2" office:value-type="string">
            <text:p text:style-name="P63">в значении «видеть»</text:p>
            <text:p text:style-name="P63">(как физич. возможность)</text:p>
          </table:table-cell>
          <table:table-cell table:style-name="Table1.C2" office:value-type="string">
            <text:p text:style-name="P63">в значении «вижу то, чего не видят другие»,</text:p>
            <text:p text:style-name="P63">в устойчивых выражениях</text:p>
          </table:table-cell>
        </table:table-row>
        <table:table-row table:style-name="TableLine94618169337120">
          <table:table-cell table:style-name="Table1.A2" office:value-type="string">
            <text:p text:style-name="P63">smell</text:p>
          </table:table-cell>
          <table:table-cell table:style-name="Table1.A2" office:value-type="string">
            <text:p text:style-name="P63">в значении «пахнуть»</text:p>
          </table:table-cell>
          <table:table-cell table:style-name="Table1.C2" office:value-type="string">
            <text:p text:style-name="P64">в значении «нюхать» </text:p>
            <text:p text:style-name="P64">(направленное действие)</text:p>
          </table:table-cell>
        </table:table-row>
        <table:table-row table:style-name="TableLine94618169343440">
          <table:table-cell table:style-name="Table1.A2" office:value-type="string">
            <text:p text:style-name="P63">taste</text:p>
          </table:table-cell>
          <table:table-cell table:style-name="Table1.A2" office:value-type="string">
            <text:p text:style-name="P65">в значении «вкусный»</text:p>
          </table:table-cell>
          <table:table-cell table:style-name="Table1.C2" office:value-type="string">
            <text:p text:style-name="P65">в значении «дегустировать»</text:p>
          </table:table-cell>
        </table:table-row>
        <text:soft-page-break/>
        <table:table-row table:style-name="TableLine94618169352048">
          <table:table-cell table:style-name="Table1.A2" office:value-type="string">
            <text:p text:style-name="P65">thinks</text:p>
          </table:table-cell>
          <table:table-cell table:style-name="Table1.A2" office:value-type="string">
            <text:p text:style-name="P65">в значении «иметь мнение»</text:p>
          </table:table-cell>
          <table:table-cell table:style-name="Table1.C2" office:value-type="string">
            <text:p text:style-name="P65">в значении «мыслить»</text:p>
          </table:table-cell>
        </table:table-row>
        <table:table-row table:style-name="TableLine94618169354208">
          <table:table-cell table:style-name="Table1.A2" office:value-type="string">
            <text:p text:style-name="P65">weight</text:p>
          </table:table-cell>
          <table:table-cell table:style-name="Table1.A2" office:value-type="string">
            <text:p text:style-name="P65">в значении «весить»</text:p>
          </table:table-cell>
          <table:table-cell table:style-name="Table1.C2" office:value-type="string">
            <text:p text:style-name="P65">в значении «взвешиваться» (направленное действие)</text:p>
          </table:table-cell>
        </table:table-row>
        <table:table-row table:style-name="TableLine94618169358352">
          <table:table-cell table:style-name="Table1.A2" office:value-type="string">
            <text:p text:style-name="P65">be</text:p>
          </table:table-cell>
          <table:table-cell table:style-name="Table1.A2" office:value-type="string">
            <text:p text:style-name="P65">в значении «быть», «являться»</text:p>
          </table:table-cell>
          <table:table-cell table:style-name="Table1.C2" office:value-type="string">
            <text:p text:style-name="P65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38"/>
      <text:p text:style-name="P38">She <text:span text:style-name="T7">hears</text:span> the music. — Она <text:span text:style-name="T7">слышит</text:span> музыку.</text:p>
      <text:p text:style-name="P38">I cannot believe what I <text:span text:style-name="T7">am hearing</text:span>. — Я не верю тому, что <text:span text:style-name="T7">слышу</text:span>.</text:p>
      <text:p text:style-name="P38"/>
      <text:p text:style-name="P39">She <text:span text:style-name="T7">is sick</text:span>. — Е<text:span text:style-name="T23">е</text:span> <text:span text:style-name="T9">тошнит</text:span><text:span text:style-name="T26"> </text:span><text:span text:style-name="T27">(тошнотное состояние)</text:span><text:span text:style-name="T25">.</text:span></text:p>
      <text:p text:style-name="P39">She <text:span text:style-name="T7">is being sick</text:span>. — У нее <text:span text:style-name="T7">тошнота </text:span>/ рвота (прямо сейчас).</text:p>
      <text:p text:style-name="P40">I don’t underst. why you <text:span text:style-name="T7">are being</text:span> so <text:span text:style-name="T7">rude</text:span> to me! — Я не понимаю, почему ты мне <text:span text:style-name="T7">грубишь</text:span>!</text:p>
      <text:p text:style-name="P40"/>
      <text:p text:style-name="P43"><text:span text:style-name="T24">Simple в основном связан с состоянием, </text:span><text:span text:style-name="T28">фактом, регулярным действием</text:span><text:span text:style-name="T24">.</text:span></text:p>
      <text:p text:style-name="P41">Continuous подчеркивает незавершенность, динамику, изменения.</text:p>
      <text:p text:style-name="P41"/>
      <text:p text:style-name="P35">Present Perfect</text:p>
      <text:p text:style-name="P44"/>
      <text:p text:style-name="P44">С пом. него говорят не о прошлом как таковом, а о результате, который важен сейчас.</text:p>
      <text:p text:style-name="P46">Выполненное дейсвтие показывает именно 3я форма глагола.</text:p>
      <text:p text:style-name="P46"/>
      <text:p text:style-name="P45"><text:span text:style-name="T31">Например, вопрос </text:span>«Have you been to Egypt?» нужно понимать <text:span text:style-name="T29">как</text:span> </text:p>
      <text:p text:style-name="P45">«У тебя есть <text:span text:style-name="T30">опыт </text:span>пребывания в Египте?».</text:p>
      <text:p text:style-name="P45"/>
      <text:p text:style-name="P47">Популярные шаблоны с Present Perfect</text:p>
      <text:p text:style-name="P47"/>
      <text:p text:style-name="P47">It’s the first time (первый/любой раз, когда что-то случилось).</text:p>
      <text:p text:style-name="P47">Have you ever been? (вы когда-нибудь бывали?).</text:p>
      <text:p text:style-name="P47">I have never done (я никогда не делал).</text:p>
      <text:p text:style-name="P47">I have got (у менять есть).</text:p>
      <text:p text:style-name="P47"/>
      <text:p text:style-name="P14"><text:span text:style-name="T32">Особые м</text:span>аячки времени:</text:p>
      <text:list xml:id="list2238145882" text:style-name="L9">
        <text:list-item>
          <text:p text:style-name="P78">recently — в последнее время;</text:p>
        </text:list-item>
        <text:list-item>
          <text:p text:style-name="P78">so far — на дайнный момент, до настоящего времени;</text:p>
        </text:list-item>
        <text:list-item>
          <text:p text:style-name="P78">in the last few days/weeks/years — за несколько дней/недель/лет;</text:p>
        </text:list-item>
      </text:list>
      <text:p text:style-name="P48"/>
      <text:p text:style-name="P36">Present Perfect Continuus</text:p>
      <text:p text:style-name="P42"/>
      <text:p text:style-name="P42">This is the day we’ve been waiting for — Настал день, которого мы так ждали.</text:p>
      <text:p text:style-name="P42"/>
      <text:p text:style-name="P51">Есть долгий процесс <text:span text:style-name="T24">—</text:span> ожидание. Подразумевается, что мы когда-то начали ждать, </text:p>
      <text:p text:style-name="P51">и ожидание продолжалось до сих пор. Напрямую о длительности не говорится, но есть ощущение непрерывного процесса.</text:p>
      <text:p text:style-name="P51"/>
      <text:p text:style-name="P51">You look tired — <text:span text:style-name="T33">Ты выглядешь уставшим.</text:span></text:p>
      <text:p text:style-name="P51">Yes, I know. I’ve been exercising — <text:span text:style-name="T33">Да, я знаю. Я занимался спортом.</text:span></text:p>
      <text:p text:style-name="P51"/>
      <text:p text:style-name="P52">Действие закончилось незадолго до настоящего момента и видны его последствитя. </text:p>
      <text:p text:style-name="P53"><text:soft-page-break/>Т. е. процесс закончился буквально только что. Есть очевидные результаты прямо сейчас.</text:p>
      <text:p text:style-name="P53"/>
      <text:p text:style-name="P53">We’ve been busy the whole week — Мы были заняты всю неделю.</text:p>
      <text:p text:style-name="P53"/>
      <text:p text:style-name="P53">Несмотря на то, что перевод в прошлом, подразумевается что неделя еще не закончилась.</text:p>
      <text:p text:style-name="P53">Также следует помнить что have не используется с -ing.</text:p>
      <text:p text:style-name="P29"/>
      <text:p text:style-name="P54">Глаголы, c которыми можно использовать как Present Perfect, так и Present Perfect Continuous; разницы не будет: live, work, teach, study.</text:p>
      <text:p text:style-name="P54"/>
      <text:p text:style-name="P54">How long have you worked for your boss? <text:span text:style-name="T34">—</text:span> Как долго ты работаешь на своего босса?</text:p>
      <text:p text:style-name="P55">How long have you been working for your boss? <text:span text:style-name="T34">—</text:span> Как долго ты работаешь на своего босса?</text:p>
      <text:p text:style-name="P54"/>
      <text:p text:style-name="P56">Present Continuous сообщает, что кто-то находится в процессе.</text:p>
      <text:p text:style-name="P56">Present Perfect Continuous сообщает, что кто-то занят процессом какое-то время.</text:p>
      <text:p text:style-name="P54"/>
      <text:p text:style-name="P82">Отличия Past Simple от Present Perfect</text:p>
      <text:p text:style-name="P81"/>
      <text:p text:style-name="P81">I didn’t talk to Tom yesterday — Я не говорил с Томом вчера.</text:p>
      <text:p text:style-name="P81">I haven’t talked to Tom yet — Я еще не говорил с Томом.</text:p>
      <text:p text:style-name="P81"/>
      <text:p text:style-name="P81">Первый пример имеет явный указатель прошлого — yesterday.</text:p>
      <text:p text:style-name="P81">Второй пример не имеет указателя на прошлое, но имеет указатель результата — yet.</text:p>
      <text:p text:style-name="P81"/>
      <text:p text:style-name="P81"/>
      <text:p text:style-name="P54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2-26T20:00:53.378985849</dc:date>
    <meta:editing-duration>PT3H47M26S</meta:editing-duration>
    <meta:editing-cycles>51</meta:editing-cycles>
    <meta:document-statistic meta:table-count="1" meta:image-count="0" meta:object-count="0" meta:page-count="5" meta:paragraph-count="185" meta:word-count="1225" meta:character-count="8086" meta:non-whitespace-character-count="7005"/>
  </office:meta>
</office:document-meta>
</file>